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8.73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ed1c24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estoque.2020.06.08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ds_produto</text:p>
          </table:table-cell>
          <table:table-cell table:style-name="Default" office:value-type="string" calcext:value-type="string">
            <text:p>gtin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aju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AP.PREST.MAX.GRT.RELOG</text:p>
          </table:table-cell>
          <table:table-cell office:value-type="string" calcext:value-type="string">
            <text:p>78910510205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RVENTE COM ABAS SUAVE ULTRAFINO INTIMUS SPORT PACOTE LEVE 32 PAGUE 24 UNIDADES</text:p>
          </table:table-cell>
          <table:table-cell office:value-type="string" calcext:value-type="string">
            <text:p>78960075493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UCAR REFINADO VIDA 1KG</text:p>
          </table:table-cell>
          <table:table-cell office:value-type="string" calcext:value-type="string">
            <text:p>78989207950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ARRAZ FARBEN</text:p>
          </table:table-cell>
          <table:table-cell office:value-type="string" calcext:value-type="string">
            <text:p>78993817978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CIANTE DE ROUPA DILUÍDO ACONCHEGO YPÊ GALÃO 5L</text:p>
          </table:table-cell>
          <table:table-cell office:value-type="string" calcext:value-type="string">
            <text:p>78960989054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5" office:value-type="date" office:date-value="2020-06-04" calcext:value-type="date">
            <text:p>04/06/20</text:p>
          </table:table-cell>
        </table:table-row>
        <table:table-row table:style-name="ro1">
          <table:table-cell office:value-type="string" calcext:value-type="string">
            <text:p>AMACIANTE MON BIJOU 5L PUREZA</text:p>
          </table:table-cell>
          <table:table-cell office:value-type="string" calcext:value-type="string">
            <text:p>78910221006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IXA SECA PREDILECTA C/CAROCO</text:p>
          </table:table-cell>
          <table:table-cell office:value-type="string" calcext:value-type="string">
            <text:p>78962923056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NDOIM BCO SINHA 500GR</text:p>
          </table:table-cell>
          <table:table-cell office:value-type="string" calcext:value-type="string">
            <text:p>78923000025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NDOIM DESCASCADO YOKI 500G</text:p>
          </table:table-cell>
          <table:table-cell office:value-type="string" calcext:value-type="string">
            <text:p>78910950116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OZ 7 CEREAIS INTEGRAL RÁRIS PACOTE 1KG</text:p>
          </table:table-cell>
          <table:table-cell office:value-type="string" calcext:value-type="string">
            <text:p>78960039416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OZ 7 GRÃOS INTEGRAL RÁRIS PACOTE 500G</text:p>
          </table:table-cell>
          <table:table-cell office:value-type="string" calcext:value-type="string">
            <text:p>78960039891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OZ PARBOILIZADO TIPO 1 TIO JOÃO PACOTE 1KG</text:p>
          </table:table-cell>
          <table:table-cell office:value-type="string" calcext:value-type="string">
            <text:p>78935000184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OZ PRATO FINO PARABOLIZADO TIPO 1 2KG</text:p>
          </table:table-cell>
          <table:table-cell office:value-type="string" calcext:value-type="string">
            <text:p>7896290300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EPTGEL CRISTAL HIGIENIZADOR MAOS</text:p>
          </table:table-cell>
          <table:table-cell office:value-type="string" calcext:value-type="string">
            <text:p>78975348038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ATENOLOL 50 MG 30 COMPRIMIDOS EMS GENÉRICO</text:p>
          </table:table-cell>
          <table:table-cell office:value-type="string" calcext:value-type="string">
            <text:p>78960047058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AZEITE ANDORINHA PORTUGUÊS EXTRA VIRGEM</text:p>
          </table:table-cell>
          <table:table-cell office:value-type="string" calcext:value-type="string">
            <text:p>5601216120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ITE DE OLIVA EXTRA VIRGEM CLÁSSICO PORTUGUÊS GALLO VIDRO 500ML</text:p>
          </table:table-cell>
          <table:table-cell office:value-type="string" calcext:value-type="string">
            <text:p>5601252231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 1500 MG 1 FRASCO SIMILAR</text:p>
          </table:table-cell>
          <table:table-cell office:value-type="string" calcext:value-type="string">
            <text:p>78949165006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BISC CREAM CRAKER</text:p>
          </table:table-cell>
          <table:table-cell office:value-type="string" calcext:value-type="string">
            <text:p>7896213000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COITO BONO RECHEADO MORANGO NESTLÉ 140G</text:p>
          </table:table-cell>
          <table:table-cell office:value-type="string" calcext:value-type="string">
            <text:p>78910000187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COITO CREAM CRACKER CROCKS TRADICIONAL VITARELLA PACOTE 400G</text:p>
          </table:table-cell>
          <table:table-cell office:value-type="string" calcext:value-type="string">
            <text:p>78962130020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COITO LEITE MALTADO PIRAQUÊ PACOTE 200G</text:p>
          </table:table-cell>
          <table:table-cell office:value-type="string" calcext:value-type="string">
            <text:p>78960247234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COITO MARIA FORTALEZA PACOTE 400G</text:p>
          </table:table-cell>
          <table:table-cell office:value-type="string" calcext:value-type="string">
            <text:p>78911523211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COITO MARILAN AMANT. INTEGRAL</text:p>
          </table:table-cell>
          <table:table-cell office:value-type="string" calcext:value-type="string">
            <text:p>78960037041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COITO PILAR 400G CREAM CRACKER PREMIUM</text:p>
          </table:table-cell>
          <table:table-cell office:value-type="string" calcext:value-type="string">
            <text:p>7896005021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O DONA BENTA CHOCOLATE</text:p>
          </table:table-cell>
          <table:table-cell office:value-type="string" calcext:value-type="string">
            <text:p>7896005272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LEITE NESTLE 30 UN</text:p>
          </table:table-cell>
          <table:table-cell office:value-type="string" calcext:value-type="string">
            <text:p>7891000120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AFÉ TORRADO E MOÍDO A VÁCUO TRADICIONAL PILÃO PACOTE 250G</text:p>
          </table:table-cell>
          <table:table-cell office:value-type="string" calcext:value-type="string">
            <text:p>78960890126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L PARBOILIZADO TIPO 1 PACOTE</text:p>
          </table:table-cell>
          <table:table-cell office:value-type="string" calcext:value-type="string">
            <text:p>78960067161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 CAJU BRANCA A GRANEL</text:p>
          </table:table-cell>
          <table:table-cell office:value-type="string" calcext:value-type="string">
            <text:p>0000000018500</text:p>
          </table:table-cell>
          <table:table-cell office:value-type="string" calcext:value-type="string">
            <text:p>0.2919999957084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19999957084656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ENOURA KG KG</text:p>
          </table:table-cell>
          <table:table-cell office:value-type="string" calcext:value-type="string">
            <text:p>4000240001023</text:p>
          </table:table-cell>
          <table:table-cell office:value-type="string" calcext:value-type="string">
            <text:p>0.41499999165534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499999165534973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ERV ITAIPAV 350ML UN</text:p>
          </table:table-cell>
          <table:table-cell office:value-type="string" calcext:value-type="string">
            <text:p>789739502027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VEJA ITAIPAVA</text:p>
          </table:table-cell>
          <table:table-cell office:value-type="string" calcext:value-type="string">
            <text:p>78973950404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VEJA PILSEN ITAIPAVA LATA 269ML</text:p>
          </table:table-cell>
          <table:table-cell office:value-type="string" calcext:value-type="string">
            <text:p>78973950403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ERVEJA PILSEN ITAIPAVA LATA 473ML</text:p>
          </table:table-cell>
          <table:table-cell office:value-type="string" calcext:value-type="string">
            <text:p>7897395020217</text:p>
          </table:table-cell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ERVEJA SKOL</text:p>
          </table:table-cell>
          <table:table-cell office:value-type="string" calcext:value-type="string">
            <text:p>7891149100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erveja Skol Pilsen Lager 473ML</text:p>
          </table:table-cell>
          <table:table-cell office:value-type="string" calcext:value-type="string">
            <text:p>789114920100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EWIN 200 MG/ML GOTAS SANOFI</text:p>
          </table:table-cell>
          <table:table-cell office:value-type="string" calcext:value-type="string">
            <text:p>78975959007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EWIN 500 MG 10 COMPRIMIDOS SANOFI</text:p>
          </table:table-cell>
          <table:table-cell office:value-type="string" calcext:value-type="string">
            <text:p>78975959015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HOC LINDT LIND UN</text:p>
          </table:table-cell>
          <table:table-cell office:value-type="string" calcext:value-type="string">
            <text:p>7610400068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HOC NESTLE 41,5 KIT KAT</text:p>
          </table:table-cell>
          <table:table-cell office:value-type="string" calcext:value-type="string">
            <text:p>78910002487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HOCOLATE BRANCO LINDT SWISS CLASSIC CAIXA 100G</text:p>
          </table:table-cell>
          <table:table-cell office:value-type="string" calcext:value-type="string">
            <text:p>7610400014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HOCOLATE EM PÓ NESTLÉ</text:p>
          </table:table-cell>
          <table:table-cell office:value-type="string" calcext:value-type="string">
            <text:p>78910004513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OENTRO HIDROP UN</text:p>
          </table:table-cell>
          <table:table-cell office:value-type="string" calcext:value-type="string">
            <text:p>78982738905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RON FOLICO 45 COMPRIMIDOS REVESTIDOS 45 COMPRIMIDOS ACHÉ SIMILAR</text:p>
          </table:table-cell>
          <table:table-cell office:value-type="string" calcext:value-type="string">
            <text:p>78966580036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OND IL SALONE</text:p>
          </table:table-cell>
          <table:table-cell office:value-type="string" calcext:value-type="string">
            <text:p>78998842086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ONTRA FILE BOV RESF CORTADO MATURATTA</text:p>
          </table:table-cell>
          <table:table-cell office:value-type="string" calcext:value-type="string">
            <text:p>7898466103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OSTELA SUÍNA COM MOLHOR BARBECUE SEARA GOURMET 1KG</text:p>
          </table:table-cell>
          <table:table-cell office:value-type="string" calcext:value-type="string">
            <text:p>78949040705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onetes Johnson &amp; Johnson C/300 CAIXA</text:p>
          </table:table-cell>
          <table:table-cell office:value-type="string" calcext:value-type="string">
            <text:p>78910100477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XINHA DA ASA DE FRANGO SADIA 1KG</text:p>
          </table:table-cell>
          <table:table-cell office:value-type="string" calcext:value-type="string">
            <text:p>78930004888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style-name="ce5" office:value-type="date" office:date-value="2020-06-08" calcext:value-type="date">
            <text:p>08/06/20</text:p>
          </table:table-cell>
          <table:table-cell/>
        </table:table-row>
        <table:table-row table:style-name="ro1">
          <table:table-cell office:value-type="string" calcext:value-type="string">
            <text:p>CREME DE AVELÃ COM CACAU NUTELLA 140G</text:p>
          </table:table-cell>
          <table:table-cell office:value-type="string" calcext:value-type="string">
            <text:p>78980243952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ME DE LEITE CAIXINHA NESTLÉ 200ML</text:p>
          </table:table-cell>
          <table:table-cell office:value-type="string" calcext:value-type="string">
            <text:p>78910001269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ME DENTAL CLEAR MINT COLGATE TOTAL 12 CAIXA 90G</text:p>
          </table:table-cell>
          <table:table-cell office:value-type="string" calcext:value-type="string">
            <text:p>7793100111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EME DENTAL COLGATE TOTAL12 CL MINT L4P3</text:p>
          </table:table-cell>
          <table:table-cell office:value-type="string" calcext:value-type="string">
            <text:p>78910241114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DANONE MORANGO</text:p>
          </table:table-cell>
          <table:table-cell office:value-type="string" calcext:value-type="string">
            <text:p>78910253205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NF PINHO MM</text:p>
          </table:table-cell>
          <table:table-cell office:value-type="string" calcext:value-type="string">
            <text:p>78917370048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NFETANTE KALIPTO 5L EUCALIPTO</text:p>
          </table:table-cell>
          <table:table-cell office:value-type="string" calcext:value-type="string">
            <text:p>7891022101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RG BRILUX NEUTRO 500ML</text:p>
          </table:table-cell>
          <table:table-cell office:value-type="string" calcext:value-type="string">
            <text:p>78960131005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 comprou</text:p>
          </table:table-cell>
          <table:table-cell/>
        </table:table-row>
        <table:table-row table:style-name="ro1">
          <table:table-cell office:value-type="string" calcext:value-type="string">
            <text:p>ELIT ESM SINT PLATINA 0,9L</text:p>
          </table:table-cell>
          <table:table-cell office:value-type="string" calcext:value-type="string">
            <text:p>78980339418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 ZARCAO CINZA 900 ML</text:p>
          </table:table-cell>
          <table:table-cell office:value-type="string" calcext:value-type="string">
            <text:p>78980339415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OVA DENTAL MACIA TWISTER COLGATE 3 UNIDADES</text:p>
          </table:table-cell>
          <table:table-cell office:value-type="string" calcext:value-type="string">
            <text:p>7891024102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ESPONJ PZ D F L4P3 UN</text:p>
          </table:table-cell>
          <table:table-cell office:value-type="string" calcext:value-type="string">
            <text:p>7898314205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ONJA LÃ DE AÇO ASSOLAN 60G 8 UNIDADES GRÁTIS 10% DE DESCONTO</text:p>
          </table:table-cell>
          <table:table-cell office:value-type="string" calcext:value-type="string">
            <text:p>78960989010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ONJA LÃ DE AÇO BOM BRIL ECO 60G 8 UNIDADES</text:p>
          </table:table-cell>
          <table:table-cell office:value-type="string" calcext:value-type="string">
            <text:p>7891022101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ONJA SCOTCH BRITE NAO RISCA C/10</text:p>
          </table:table-cell>
          <table:table-cell office:value-type="string" calcext:value-type="string">
            <text:p>7891040229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IN AVEIA QUA165 UN</text:p>
          </table:table-cell>
          <table:table-cell office:value-type="string" calcext:value-type="string">
            <text:p>78928408157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INHA DE AVEIA QUAKER CAIXA 200G</text:p>
          </table:table-cell>
          <table:table-cell office:value-type="string" calcext:value-type="string">
            <text:p>78943212199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Feijão Branco Tipo 1 Pradão 500g </text:p>
          </table:table-cell>
          <table:table-cell office:value-type="string" calcext:value-type="string">
            <text:p>7898229830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JAO FRADINHO CUCO 1KG</text:p>
          </table:table-cell>
          <table:table-cell office:value-type="string" calcext:value-type="string">
            <text:p>7898149730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jão Fradinho Tipo 1 Manolinho 1kg </text:p>
          </table:table-cell>
          <table:table-cell office:value-type="string" calcext:value-type="string">
            <text:p>7898257600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JAO MANONOLINHO 1KG</text:p>
          </table:table-cell>
          <table:table-cell office:value-type="string" calcext:value-type="string">
            <text:p>78982576000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RO DE PAPEL ORIGINAL MELITTA 102 CAIXA 30 UNIDADES</text:p>
          </table:table-cell>
          <table:table-cell office:value-type="string" calcext:value-type="string">
            <text:p>78910210018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ÓSFORO DE SEGURANÇA FIAT LUX PINHEIRO 10 UNIDADES</text:p>
          </table:table-cell>
          <table:table-cell office:value-type="string" calcext:value-type="string">
            <text:p>7896007912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 ANTI-SEP PURE HAND</text:p>
          </table:table-cell>
          <table:table-cell office:value-type="string" calcext:value-type="string">
            <text:p>78964950035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GOMA DE MASCAR MORANGO ZERO AÇÚCAR TRIDENT ENVELOPE 8G 5 UNIDADES</text:p>
          </table:table-cell>
          <table:table-cell office:value-type="string" calcext:value-type="string">
            <text:p>78958002015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GUARDANAPO GARDENIA PE</text:p>
          </table:table-cell>
          <table:table-cell office:value-type="string" calcext:value-type="string">
            <text:p>78960753002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HIGIENIZADOR EM GEL ANTISSÉPTICO PARA MÃOS COPERALCOOL FRASCO 400G</text:p>
          </table:table-cell>
          <table:table-cell office:value-type="string" calcext:value-type="string">
            <text:p>78960907044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IOG DANONE FRUTAS VERM LIQ 170G</text:p>
          </table:table-cell>
          <table:table-cell office:value-type="string" calcext:value-type="string">
            <text:p>789102511199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GURTE DESNATADO MORANGO ZERO LACTOSE VERDE CAMPO LACFREE COPO 140G</text:p>
          </table:table-cell>
          <table:table-cell office:value-type="string" calcext:value-type="string">
            <text:p>78982059239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GURTE DESNATADO MORANGO ZERO LACTOSE VERDE CAMPO LACFREE GARRAFA 500G</text:p>
          </table:table-cell>
          <table:table-cell office:value-type="string" calcext:value-type="string">
            <text:p>78982059236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GURTE DESNATADO ZERO LACTOSE VERDE CAMPO LACFREE GARRAFA 500G</text:p>
          </table:table-cell>
          <table:table-cell office:value-type="string" calcext:value-type="string">
            <text:p>78982059236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GURTE GREGO VIGOR POTE 100G</text:p>
          </table:table-cell>
          <table:table-cell office:value-type="string" calcext:value-type="string">
            <text:p>7891999003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GURTE INTEGRAL MORANGO DANONE FRASCO 170G</text:p>
          </table:table-cell>
          <table:table-cell office:value-type="string" calcext:value-type="string">
            <text:p>789102510137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59" calcext:value-type="float">
            <text:p>-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GURTE INTEGRAL VITAMINA DE FRUTAS DANONE FRASCO 170G</text:p>
          </table:table-cell>
          <table:table-cell office:value-type="string" calcext:value-type="string">
            <text:p>78910251011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A REIS ROLO ESPUMA 5CMX12MM</text:p>
          </table:table-cell>
          <table:table-cell office:value-type="string" calcext:value-type="string">
            <text:p>7891595000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 3 LIMPADORES MULTIUSO CLÁSSICO + 1 TIRA</text:p>
          </table:table-cell>
          <table:table-cell office:value-type="string" calcext:value-type="string">
            <text:p>7896098901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ANJA PERA KG KG</text:p>
          </table:table-cell>
          <table:table-cell office:value-type="string" calcext:value-type="string">
            <text:p>4000027001024</text:p>
          </table:table-cell>
          <table:table-cell office:value-type="string" calcext:value-type="string">
            <text:p>2.5350000858306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350000858306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AGNA RICCIA GAROFALO 500GR</text:p>
          </table:table-cell>
          <table:table-cell office:value-type="string" calcext:value-type="string">
            <text:p>8000139001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-ROUPAS CONCENTRADO ROUPAS BRANCAS E COLORIDAS ARIEL FRASCO 2L</text:p>
          </table:table-cell>
          <table:table-cell office:value-type="string" calcext:value-type="string">
            <text:p>7500435115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E CONDENSADO MOCA 395G LATA</text:p>
          </table:table-cell>
          <table:table-cell office:value-type="string" calcext:value-type="string">
            <text:p>78910000947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E DE COCO TRADICIONAL SOCOCO VIDRO 200ML</text:p>
          </table:table-cell>
          <table:table-cell office:value-type="string" calcext:value-type="string">
            <text:p>78960044000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E LIQ BETANIA UHT 1L INT TP ROSCA</text:p>
          </table:table-cell>
          <table:table-cell office:value-type="string" calcext:value-type="string">
            <text:p>7898403782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E LV LEITISSIMO 1LT DESNATADO</text:p>
          </table:table-cell>
          <table:table-cell office:value-type="string" calcext:value-type="string">
            <text:p>78989392470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E UHT DESNATADO PIRACANJUBA CAIXA COM TAMPA 1L</text:p>
          </table:table-cell>
          <table:table-cell office:value-type="string" calcext:value-type="string">
            <text:p>78982151517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E UHT INTEGRAL 1L COM TAMPA ITALAC</text:p>
          </table:table-cell>
          <table:table-cell office:value-type="string" calcext:value-type="string">
            <text:p>78980806406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0,1+0,02MG CAIXA 21 COMP</text:p>
          </table:table-cell>
          <table:table-cell office:value-type="string" calcext:value-type="string">
            <text:p>78962412482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LIN SADIA CALABRES KG</text:p>
          </table:table-cell>
          <table:table-cell office:value-type="string" calcext:value-type="string">
            <text:p>7893000993174</text:p>
          </table:table-cell>
          <table:table-cell office:value-type="string" calcext:value-type="string">
            <text:p>1.2319999933242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319999933242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G PANTANEIRA DE PERNIL COM PIMENTA PC 1KG</text:p>
          </table:table-cell>
          <table:table-cell office:value-type="string" calcext:value-type="string">
            <text:p>78982293847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SEARA FRANGO CONG</text:p>
          </table:table-cell>
          <table:table-cell office:value-type="string" calcext:value-type="string">
            <text:p>7894904727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ARTANA POTÁSSICA 50 MG 30 COMPRIMIDOS EMS GENÉRICO</text:p>
          </table:table-cell>
          <table:table-cell office:value-type="string" calcext:value-type="string">
            <text:p>78960047067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ARTANA POTÁSSICA 50 MG 30 COMPRIMIDOS MEDLEY GENÉRICO</text:p>
          </table:table-cell>
          <table:table-cell office:value-type="string" calcext:value-type="string">
            <text:p>78964225077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E DES PIRACAN C/TP</text:p>
          </table:table-cell>
          <table:table-cell office:value-type="string" calcext:value-type="string">
            <text:p>78982151517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VA LIMPPANO MULTI USO MEDIA</text:p>
          </table:table-cell>
          <table:table-cell office:value-type="string" calcext:value-type="string">
            <text:p>78960216234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 AGNESI LASAGNE OVO</text:p>
          </table:table-cell>
          <table:table-cell office:value-type="string" calcext:value-type="string">
            <text:p>80012000460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.FORTALEZA SEM.500G PARAF.</text:p>
          </table:table-cell>
          <table:table-cell office:value-type="string" calcext:value-type="string">
            <text:p>7891152223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arão Buzio Fortaleza 500G</text:p>
          </table:table-cell>
          <table:table-cell office:value-type="string" calcext:value-type="string">
            <text:p>7891152223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T ITACOLOMY 500G C SAL</text:p>
          </table:table-cell>
          <table:table-cell office:value-type="string" calcext:value-type="string">
            <text:p>78962607002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TEIGA COM SAL AVIAÇÃO POTE 500G</text:p>
          </table:table-cell>
          <table:table-cell office:value-type="string" calcext:value-type="string">
            <text:p>7896331100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TEIGA DAVACA POTE</text:p>
          </table:table-cell>
          <table:table-cell office:value-type="string" calcext:value-type="string">
            <text:p>78973185728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teiga de Primeira Qualidade Tina &amp; Rolf 500G</text:p>
          </table:table-cell>
          <table:table-cell office:value-type="string" calcext:value-type="string">
            <text:p>7896704801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HO PARA PIPOCA TIPO 1 YOKI PREMIUM PACOTE 500G</text:p>
          </table:table-cell>
          <table:table-cell office:value-type="string" calcext:value-type="string">
            <text:p>789109500698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 BAGUETE 940G</text:p>
          </table:table-cell>
          <table:table-cell office:value-type="string" calcext:value-type="string">
            <text:p>78917370506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 BISCOITO DE ARROZ INTEGRAL CAMIL</text:p>
          </table:table-cell>
          <table:table-cell office:value-type="string" calcext:value-type="string">
            <text:p>78960067796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 PAO FRANC 1.9KG</text:p>
          </table:table-cell>
          <table:table-cell office:value-type="string" calcext:value-type="string">
            <text:p>7891737013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 BOLO VITAMILHO CHO400GR</text:p>
          </table:table-cell>
          <table:table-cell office:value-type="string" calcext:value-type="string">
            <text:p>7898366930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HO DE TOMATE BOLOGNESE BARILLA VIDRO 400G</text:p>
          </table:table-cell>
          <table:table-cell office:value-type="string" calcext:value-type="string">
            <text:p>80768095136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ho de Tomate Napoletana 400g </text:p>
          </table:table-cell>
          <table:table-cell office:value-type="string" calcext:value-type="string">
            <text:p>80768095136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HO SHOYU SAKURA TRADICIONAL</text:p>
          </table:table-cell>
          <table:table-cell office:value-type="string" calcext:value-type="string">
            <text:p>7896007811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CTALI 75MG 28COMP</text:p>
          </table:table-cell>
          <table:table-cell office:value-type="string" calcext:value-type="string">
            <text:p>7896094208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éctar (polpa) de tangerina de baixa caloria 100g</text:p>
          </table:table-cell>
          <table:table-cell office:value-type="string" calcext:value-type="string">
            <text:p>78981307771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NEEDS SORO 500mL</text:p>
          </table:table-cell>
          <table:table-cell office:value-type="string" calcext:value-type="string">
            <text:p>789683000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HO FORTIFICADO SACHÊ</text:p>
          </table:table-cell>
          <table:table-cell office:value-type="string" calcext:value-type="string">
            <text:p>78910000707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LGINA 500 MG 30 COMPRIMIDOS SANOFI</text:p>
          </table:table-cell>
          <table:table-cell office:value-type="string" calcext:value-type="string">
            <text:p>7891058008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GETS SADIA CROCANTE</text:p>
          </table:table-cell>
          <table:table-cell office:value-type="string" calcext:value-type="string">
            <text:p>78930009492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ÓLEO DE SOJA SOYA GARRAFA 900ML</text:p>
          </table:table-cell>
          <table:table-cell office:value-type="string" calcext:value-type="string">
            <text:p>78911071016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MPO AGUA SANITARIA 1LT</text:p>
          </table:table-cell>
          <table:table-cell office:value-type="string" calcext:value-type="string">
            <text:p>78960131004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 CAIPIRA GDE</text:p>
          </table:table-cell>
          <table:table-cell office:value-type="string" calcext:value-type="string">
            <text:p>7897284450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S CAIP VERM C/10</text:p>
          </table:table-cell>
          <table:table-cell office:value-type="string" calcext:value-type="string">
            <text:p>78989135130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S COD PZ 30UN UN</text:p>
          </table:table-cell>
          <table:table-cell office:value-type="string" calcext:value-type="string">
            <text:p>78997789005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S GALINHA OMEGA UN</text:p>
          </table:table-cell>
          <table:table-cell office:value-type="string" calcext:value-type="string">
            <text:p>78972844600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O DE QUEIJO FORNO DE MINAS 1KG GOURMET</text:p>
          </table:table-cell>
          <table:table-cell office:value-type="string" calcext:value-type="string">
            <text:p>78960746034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O DE QUEIJO FORNO MINAS 500GR TRADICIONAL ASSADO</text:p>
          </table:table-cell>
          <table:table-cell office:value-type="string" calcext:value-type="string">
            <text:p>78960746031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ÃO DE QUEIJO RECHEADO TRADICIONAL CATUPIRY PACOTE 1KG</text:p>
          </table:table-cell>
          <table:table-cell office:value-type="string" calcext:value-type="string">
            <text:p>78963533002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O FORM LIM 350G UN</text:p>
          </table:table-cell>
          <table:table-cell office:value-type="string" calcext:value-type="string">
            <text:p>78982535894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EL MANTEIGA PRASTY PAPER</text:p>
          </table:table-cell>
          <table:table-cell office:value-type="string" calcext:value-type="string">
            <text:p>7896300500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 FIO 10M PERLEX</text:p>
          </table:table-cell>
          <table:table-cell office:value-type="string" calcext:value-type="string">
            <text:p>7891128102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 FD MIRAFIORI</text:p>
          </table:table-cell>
          <table:table-cell office:value-type="string" calcext:value-type="string">
            <text:p>7896075301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ANHA BOV RESF MATURATTA</text:p>
          </table:table-cell>
          <table:table-cell office:value-type="string" calcext:value-type="string">
            <text:p>7898302291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ENTAO VERDE KG KG</text:p>
          </table:table-cell>
          <table:table-cell office:value-type="string" calcext:value-type="string">
            <text:p>4000306001028</text:p>
          </table:table-cell>
          <table:table-cell office:value-type="string" calcext:value-type="string">
            <text:p>0.2199999988079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99999988079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PA TANGER 10X100G</text:p>
          </table:table-cell>
          <table:table-cell office:value-type="string" calcext:value-type="string">
            <text:p>7898130772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J MOZZ BOM DEST KG</text:p>
          </table:table-cell>
          <table:table-cell office:value-type="string" calcext:value-type="string">
            <text:p>7898130990550</text:p>
          </table:table-cell>
          <table:table-cell office:value-type="string" calcext:value-type="string">
            <text:p>0.25200000405311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200000405311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JO NAT COALH KG KG</text:p>
          </table:table-cell>
          <table:table-cell office:value-type="string" calcext:value-type="string">
            <text:p>7898134890412</text:p>
          </table:table-cell>
          <table:table-cell office:value-type="string" calcext:value-type="string">
            <text:p>0.49000000953674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000000953674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IJO MOZZ DE BUFALA LANCHE BOM DESTINO</text:p>
          </table:table-cell>
          <table:table-cell office:value-type="string" calcext:value-type="string">
            <text:p>7898130990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IJO PARMESÃO CILINDRO FAIXA AZUL 195G</text:p>
          </table:table-cell>
          <table:table-cell office:value-type="string" calcext:value-type="string">
            <text:p>78919990140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XON</text:p>
          </table:table-cell>
          <table:table-cell office:value-type="string" calcext:value-type="string">
            <text:p>7891106006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 H2O LIMONETO</text:p>
          </table:table-cell>
          <table:table-cell office:value-type="string" calcext:value-type="string">
            <text:p>789284081285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style-name="ce5" office:value-type="date" office:date-value="2020-06-06" calcext:value-type="date">
            <text:p>06/06/20</text:p>
          </table:table-cell>
          <table:table-cell/>
        </table:table-row>
        <table:table-row table:style-name="ro1">
          <table:table-cell office:value-type="string" calcext:value-type="string">
            <text:p>REFRIGERANTE DE LIMÃO 500ML H2OH!</text:p>
          </table:table-cell>
          <table:table-cell office:value-type="string" calcext:value-type="string">
            <text:p>789284081242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IGERANTE SEM AÇÚCAR COCA</text:p>
          </table:table-cell>
          <table:table-cell office:value-type="string" calcext:value-type="string">
            <text:p>78949007003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IJÃO CREMOSO TRADICIONAL CATUPIRY POTE 500G</text:p>
          </table:table-cell>
          <table:table-cell office:value-type="string" calcext:value-type="string">
            <text:p>78963533008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 PO OMO BAG UN</text:p>
          </table:table-cell>
          <table:table-cell office:value-type="string" calcext:value-type="string">
            <text:p>78911500645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ONETE LIQ PROTECL ANTI SEPTICO ERVA DOCE 1000ML</text:p>
          </table:table-cell>
          <table:table-cell office:value-type="string" calcext:value-type="string">
            <text:p>78981000356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SAL MARINHO YOKI MAIS VITA PACOTE 1KG</text:p>
          </table:table-cell>
          <table:table-cell office:value-type="string" calcext:value-type="string">
            <text:p>78910956008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O CASA DE MADEIRA 1L UVA</text:p>
          </table:table-cell>
          <table:table-cell office:value-type="string" calcext:value-type="string">
            <text:p>7898070110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O INTEGRAL UVA TINTO AURORA GARRAFA 1,5L</text:p>
          </table:table-cell>
          <table:table-cell office:value-type="string" calcext:value-type="string">
            <text:p>7891141019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O INTEGRAL UVA TINTO CASA DE BENTO 1L</text:p>
          </table:table-cell>
          <table:table-cell office:value-type="string" calcext:value-type="string">
            <text:p>78911410239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HARIM MASSAS DE</text:p>
          </table:table-cell>
          <table:table-cell office:value-type="string" calcext:value-type="string">
            <text:p>78961938004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E KG KG</text:p>
          </table:table-cell>
          <table:table-cell office:value-type="string" calcext:value-type="string">
            <text:p>4000181001021</text:p>
          </table:table-cell>
          <table:table-cell office:value-type="string" calcext:value-type="string">
            <text:p>4.189999938011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89999938011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MIN 250 MG 12 COMPRIMIDOS ZYDUS NIKKHO</text:p>
          </table:table-cell>
          <table:table-cell office:value-type="string" calcext:value-type="string">
            <text:p>7897460400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MILHO FLOCAO</text:p>
          </table:table-cell>
          <table:table-cell office:value-type="string" calcext:value-type="string">
            <text:p>78983669300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ER C EFERV 1GR 10COMP</text:p>
          </table:table-cell>
          <table:table-cell office:value-type="string" calcext:value-type="string">
            <text:p>78994708002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2:18:34.021275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8T13:46:50.914888588</dc:date>
    <meta:editing-duration>PT15M19S</meta:editing-duration>
    <meta:editing-cycles>4</meta:editing-cycles>
    <meta:document-statistic meta:table-count="1" meta:cell-count="928" meta:object-count="0"/>
  </office:meta>
</office:document-meta>
</file>